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24pt"/>
    </style:style>
    <style:style style:name="co2" style:family="table-column">
      <style:table-column-properties fo:break-before="auto" style:column-width="194.46pt"/>
    </style:style>
    <style:style style:name="co3" style:family="table-column">
      <style:table-column-properties fo:break-before="auto" style:column-width="63.5pt"/>
    </style:style>
    <style:style style:name="co4" style:family="table-column">
      <style:table-column-properties fo:break-before="auto" style:column-width="417.46pt"/>
    </style:style>
    <style:style style:name="co5" style:family="table-column">
      <style:table-column-properties fo:break-before="auto" style:column-width="117.44pt"/>
    </style:style>
    <style:style style:name="co6" style:family="table-column">
      <style:table-column-properties fo:break-before="auto" style:column-width="251.66pt"/>
    </style:style>
    <style:style style:name="co7" style:family="table-column">
      <style:table-column-properties fo:break-before="auto" style:column-width="75.4pt"/>
    </style:style>
    <style:style style:name="co8" style:family="table-column">
      <style:table-column-properties fo:break-before="auto" style:column-width="234.54pt"/>
    </style:style>
    <style:style style:name="co9"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TEM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MATH.PRACTICE.MP1</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ake sense of problems and persevere in solving them.</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MATH.PRACTICE.MP2</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Reason abstractly and quantitatively.</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MATH.PRACTICE.MP3</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Construct viable arguments and critique the reasoning of others.</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MATH.PRACTICE.MP4</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odel with mathematics.</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MATH.PRACTICE.MP5</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Use appropriate tools strategically.</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MATH.PRACTICE.MP6</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Attend to precision.</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MATH.PRACTICE.MP7</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make use of structure.</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MATH.PRACTICE.MP8</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express regularity in repeated reasoning.</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MATH.CONTENT.K.CC.A</text:p>
          </table:table-cell>
          <table:table-cell table:style-name="ce1" office:value-type="string" calcext:value-type="string">
            <text:p>cluster</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Know number names and the count sequence.</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100 by ones and by tens.</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MATH.CONTENT.K.CC.B</text:p>
          </table:table-cell>
          <table:table-cell table:style-name="ce1" office:value-type="string" calcext:value-type="string">
            <text:p>cluster</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tell the number of objects.</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MATH.CONTENT.K.CC.C</text:p>
          </table:table-cell>
          <table:table-cell table:style-name="ce1" office:value-type="string" calcext:value-type="string">
            <text:p>cluster</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numbers.</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MATH.CONTENT.K.OA.A</text:p>
          </table:table-cell>
          <table:table-cell table:style-name="ce1" office:value-type="string" calcext:value-type="string">
            <text:p>cluster</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Understand addition as putting together and adding to, and understand subtraction as taking apart and taking from.</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Represent addition and subtraction with objects, fingers, mental images, drawings, sounds (e.g., claps), acting out situations, verbal explanations, expressions, or equations.</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luently add and subtract within 5.</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MATH.CONTENT.K.NBT.A</text:p>
          </table:table-cell>
          <table:table-cell table:style-name="ce1" office:value-type="string" calcext:value-type="string">
            <text:p>cluster</text:p>
          </table:table-cell>
          <table:table-cell table:style-name="ce1" office:value-type="string" calcext:value-type="string">
            <text:p>Kindergarten: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Work with numbers 11-19 to gain foundations for place value.</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MATH.CONTENT.K.MD.A</text:p>
          </table:table-cell>
          <table:table-cell table:style-name="ce1" office:value-type="string" calcext:value-type="string">
            <text:p>cluster</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and compare measurable attributes.</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irectly compare two objects with a measurable attribute in common, to see which object has `more of`/`less of` the attribute, and describe the difference.</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MATH.CONTENT.K.MD.B</text:p>
          </table:table-cell>
          <table:table-cell table:style-name="ce1" office:value-type="string" calcext:value-type="string">
            <text:p>cluster</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and count the number of objects in each category.</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MATH.CONTENT.K.G.A</text:p>
          </table:table-cell>
          <table:table-cell table:style-name="ce1" office:value-type="string" calcext:value-type="string">
            <text:p>cluster</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and describe shapes.</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MATH.CONTENT.K.G.B</text:p>
          </table:table-cell>
          <table:table-cell table:style-name="ce1" office:value-type="string" calcext:value-type="string">
            <text:p>cluster</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compare, create, and compose shapes.</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mpose simple shapes to form larger shapes.</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MATH.CONTENT.1.OA.A</text:p>
          </table:table-cell>
          <table:table-cell table:style-name="ce1" office:value-type="string" calcext:value-type="string">
            <text:p>cluster</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present and solve problems involving addition and subtraction.</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MATH.CONTENT.1.OA.B</text:p>
          </table:table-cell>
          <table:table-cell table:style-name="ce1" office:value-type="string" calcext:value-type="string">
            <text:p>cluster</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and apply properties of operations and the relationship between addition and subtraction.</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pply properties of operations as strategies to add and subtract.</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subtraction as an unknown-addend problem.</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MATH.CONTENT.1.OA.C</text:p>
          </table:table-cell>
          <table:table-cell table:style-name="ce1" office:value-type="string" calcext:value-type="string">
            <text:p>cluster</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MATH.CONTENT.1.OA.D</text:p>
          </table:table-cell>
          <table:table-cell table:style-name="ce1" office:value-type="string" calcext:value-type="string">
            <text:p>cluster</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Work with addition and subtraction equations.</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the meaning of the equal sign, and determine if equations involving addition and subtraction are true or false.</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Determine the unknown whole number in an addition or subtraction equation relating three whole numbers.</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MATH.CONTENT.1.NBT.A</text:p>
          </table:table-cell>
          <table:table-cell table:style-name="ce1" office:value-type="string" calcext:value-type="string">
            <text:p>cluster</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Extend the counting sequence.</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MATH.CONTENT.1.NBT.B</text:p>
          </table:table-cell>
          <table:table-cell table:style-name="ce1" office:value-type="string" calcext:value-type="string">
            <text:p>cluster</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place value.</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MATH.CONTENT.1.NBT.C</text:p>
          </table:table-cell>
          <table:table-cell table:style-name="ce1" office:value-type="string" calcext:value-type="string">
            <text:p>cluster</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se place value understanding and properties of operations to add and subtract.</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MATH.CONTENT.1.MD.A</text:p>
          </table:table-cell>
          <table:table-cell table:style-name="ce1" office:value-type="string" calcext:value-type="string">
            <text:p>cluster</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Measure lengths indirectly and by iterating length units.</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MATH.CONTENT.1.MD.B</text:p>
          </table:table-cell>
          <table:table-cell table:style-name="ce1" office:value-type="string" calcext:value-type="string">
            <text:p>cluster</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MATH.CONTENT.1.MD.C</text:p>
          </table:table-cell>
          <table:table-cell table:style-name="ce1" office:value-type="string" calcext:value-type="string">
            <text:p>cluster</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Represent and interpret data.</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MATH.CONTENT.1.G.A</text:p>
          </table:table-cell>
          <table:table-cell table:style-name="ce1" office:value-type="string" calcext:value-type="string">
            <text:p>cluster</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Reason with shapes and their attributes.</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MATH.CONTENT.2.OA.A</text:p>
          </table:table-cell>
          <table:table-cell table:style-name="ce1" office:value-type="string" calcext:value-type="string">
            <text:p>cluster</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Represent and solve problems involving addition and subtraction.</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MATH.CONTENT.2.OA.B</text:p>
          </table:table-cell>
          <table:table-cell table:style-name="ce1" office:value-type="string" calcext:value-type="string">
            <text:p>cluster</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Add and subtract within 20.</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MATH.CONTENT.2.OA.C</text:p>
          </table:table-cell>
          <table:table-cell table:style-name="ce1" office:value-type="string" calcext:value-type="string">
            <text:p>cluster</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Work with equal groups of objects to gain foundations for multiplication.</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MATH.CONTENT.2.NBT.A</text:p>
          </table:table-cell>
          <table:table-cell table:style-name="ce1" office:value-type="string" calcext:value-type="string">
            <text:p>cluster</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place value.</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unt within 1000; skip-count by 5s, 10s, and 100s.</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MATH.CONTENT.2.NBT.B</text:p>
          </table:table-cell>
          <table:table-cell table:style-name="ce1" office:value-type="string" calcext:value-type="string">
            <text:p>cluster</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se place value understanding and properties of operations to add and subtract.</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MATH.CONTENT.2.MD.A</text:p>
          </table:table-cell>
          <table:table-cell table:style-name="ce1" office:value-type="string" calcext:value-type="string">
            <text:p>cluster</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and estimate lengths in standard units.</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MATH.CONTENT.2.MD.B</text:p>
          </table:table-cell>
          <table:table-cell table:style-name="ce1" office:value-type="string" calcext:value-type="string">
            <text:p>cluster</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late addition and subtraction to length.</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MATH.CONTENT.2.MD.C</text:p>
          </table:table-cell>
          <table:table-cell table:style-name="ce1" office:value-type="string" calcext:value-type="string">
            <text:p>cluster</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Work with time and money.</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MATH.CONTENT.2.MD.D</text:p>
          </table:table-cell>
          <table:table-cell table:style-name="ce1" office:value-type="string" calcext:value-type="string">
            <text:p>cluster</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and interpret data.</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MATH.CONTENT.2.G.A</text:p>
          </table:table-cell>
          <table:table-cell table:style-name="ce1" office:value-type="string" calcext:value-type="string">
            <text:p>cluster</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ason with shapes and their attributes.</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MATH.CONTENT.3.OA.A</text:p>
          </table:table-cell>
          <table:table-cell table:style-name="ce1" office:value-type="string" calcext:value-type="string">
            <text:p>cluster</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Represent and solve problems involving multiplication and division.</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products of whole numbers, e.g., interpret 5 × 7 as the total number of objects in 5 groups of 7 objects each.</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Determine the unknown whole number in a multiplication or division equation relating three whole numbers.</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MATH.CONTENT.3.OA.B</text:p>
          </table:table-cell>
          <table:table-cell table:style-name="ce1" office:value-type="string" calcext:value-type="string">
            <text:p>cluster</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properties of multiplication and the relationship between multiplication and division.</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Apply properties of operations as strategies to multiply and divide.</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division as an unknown-factor problem.</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MATH.CONTENT.3.OA.C</text:p>
          </table:table-cell>
          <table:table-cell table:style-name="ce1" office:value-type="string" calcext:value-type="string">
            <text:p>cluster</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Multiply and divide within 100.</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MATH.CONTENT.3.OA.D</text:p>
          </table:table-cell>
          <table:table-cell table:style-name="ce1" office:value-type="string" calcext:value-type="string">
            <text:p>cluster</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problems involving the four operations, and identify and explain patterns in arithmetic.</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dentify arithmetic patterns (including patterns in the addition table or multiplication table), and explain them using properties of operations.</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MATH.CONTENT.3.NBT.A</text:p>
          </table:table-cell>
          <table:table-cell table:style-name="ce1" office:value-type="string" calcext:value-type="string">
            <text:p>cluster</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and properties of operations to perform multi-digit arithmetic.¹</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MATH.CONTENT.3.NF.A</text:p>
          </table:table-cell>
          <table:table-cell table:style-name="ce1" office:value-type="string" calcext:value-type="string">
            <text:p>cluster</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Develop understanding of fractions as numbers.</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ress whole numbers as fractions, and recognize fractions that are equivalent to whole numbers.</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MATH.CONTENT.3.MD.A</text:p>
          </table:table-cell>
          <table:table-cell table:style-name="ce1" office:value-type="string" calcext:value-type="string">
            <text:p>cluster</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problems involving measurement and estimation.</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MATH.CONTENT.3.MD.B</text:p>
          </table:table-cell>
          <table:table-cell table:style-name="ce1" office:value-type="string" calcext:value-type="string">
            <text:p>cluster</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present and interpret data.</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MATH.CONTENT.3.MD.C</text:p>
          </table:table-cell>
          <table:table-cell table:style-name="ce1" office:value-type="string" calcext:value-type="string">
            <text:p>cluster</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ometric measurement: understand concepts of area and relate area to multiplication and to addition.</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MATH.CONTENT.3.MD.D</text:p>
          </table:table-cell>
          <table:table-cell table:style-name="ce1" office:value-type="string" calcext:value-type="string">
            <text:p>cluster</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ometric measurement: recognize perimeter.</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MATH.CONTENT.3.G.A</text:p>
          </table:table-cell>
          <table:table-cell table:style-name="ce1" office:value-type="string" calcext:value-type="string">
            <text:p>cluster</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Reason with shapes and their attributes.</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Partition shapes into parts with equal areas. Express the area of each part as a unit fraction of the whole.</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MATH.CONTENT.4.OA.A</text:p>
          </table:table-cell>
          <table:table-cell table:style-name="ce1" office:value-type="string" calcext:value-type="string">
            <text:p>cluster</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Use the four operations with whole numbers to solve problems.</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MATH.CONTENT.4.OA.B</text:p>
          </table:table-cell>
          <table:table-cell table:style-name="ce1" office:value-type="string" calcext:value-type="string">
            <text:p>cluster</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ain familiarity with factors and multiples.</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MATH.CONTENT.4.OA.C</text:p>
          </table:table-cell>
          <table:table-cell table:style-name="ce1" office:value-type="string" calcext:value-type="string">
            <text:p>cluster</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nd analyze patterns.</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 number or shape pattern that follows a given rule. Identify apparent features of the pattern that were not explicit in the rule itself.</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MATH.CONTENT.4.NBT.A</text:p>
          </table:table-cell>
          <table:table-cell table:style-name="ce1" office:value-type="string" calcext:value-type="string">
            <text:p>cluster</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Generalize place value understanding for multi-digit whole numbers.</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cognize that in a multi-digit whole number, a digit in one place represents ten times what it represents in the place to its right.</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MATH.CONTENT.4.NBT.B</text:p>
          </table:table-cell>
          <table:table-cell table:style-name="ce1" office:value-type="string" calcext:value-type="string">
            <text:p>cluster</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and properties of operations to perform multi-digit arithmetic.</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MATH.CONTENT.4.NF.A</text:p>
          </table:table-cell>
          <table:table-cell table:style-name="ce1" office:value-type="string" calcext:value-type="string">
            <text:p>cluster</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tend understanding of fraction equivalence and ordering.</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MATH.CONTENT.4.NF.B</text:p>
          </table:table-cell>
          <table:table-cell table:style-name="ce1" office:value-type="string" calcext:value-type="string">
            <text:p>cluster</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Build fractions from unit fractions.</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as a multiple of 1/b.</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multiple of a/b as a multiple of 1/b, and use this understanding to multiply a fraction by a whole number.</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multiplication of a fraction by a whole number, e.g., by using visual fraction models and equations to represent the problem.</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MATH.CONTENT.4.NF.C</text:p>
          </table:table-cell>
          <table:table-cell table:style-name="ce1" office:value-type="string" calcext:value-type="string">
            <text:p>cluster</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decimal notation for fractions, and compare decimal fractions.</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ress a fraction with denominator 10 as an equivalent fraction with denominator 100, and use this technique to add two fractions with respective denominators 10 and 100.</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se decimal notation for fractions with denominators 10 or 100.</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MATH.CONTENT.4.MD.A</text:p>
          </table:table-cell>
          <table:table-cell table:style-name="ce1" office:value-type="string" calcext:value-type="string">
            <text:p>cluster</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Solve problems involving measurement and conversion of measurements.</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pply the area and perimeter formulas for rectangles in real world and mathematical problems.</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MATH.CONTENT.4.MD.B</text:p>
          </table:table-cell>
          <table:table-cell table:style-name="ce1" office:value-type="string" calcext:value-type="string">
            <text:p>cluster</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present and interpret data.</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MATH.CONTENT.4.MD.C</text:p>
          </table:table-cell>
          <table:table-cell table:style-name="ce1" office:value-type="string" calcext:value-type="string">
            <text:p>cluster</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Geometric measurement: understand concepts of angle and measure angles.</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MATH.CONTENT.4.G.A</text:p>
          </table:table-cell>
          <table:table-cell table:style-name="ce1" office:value-type="string" calcext:value-type="string">
            <text:p>cluster</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and identify lines and angles, and classify shapes by properties of their lines and angles.</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MATH.CONTENT.5.OA.A</text:p>
          </table:table-cell>
          <table:table-cell table:style-name="ce1" office:value-type="string" calcext:value-type="string">
            <text:p>cluster</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and interpret numerical expressions.</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simple expressions that record calculations with numbers, and interpret numerical expressions without evaluating them.</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MATH.CONTENT.5.OA.B</text:p>
          </table:table-cell>
          <table:table-cell table:style-name="ce1" office:value-type="string" calcext:value-type="string">
            <text:p>cluster</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Analyze patterns and relationships.</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MATH.CONTENT.5.NBT.A</text:p>
          </table:table-cell>
          <table:table-cell table:style-name="ce1" office:value-type="string" calcext:value-type="string">
            <text:p>cluster</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nderstand the place value system.</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write, and compare decimals to thousandths.</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MATH.CONTENT.5.NBT.B</text:p>
          </table:table-cell>
          <table:table-cell table:style-name="ce1" office:value-type="string" calcext:value-type="string">
            <text:p>cluster</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Perform operations with multi-digit whole numbers and with decimals to hundredths.</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MATH.CONTENT.5.NF.A</text:p>
          </table:table-cell>
          <table:table-cell table:style-name="ce1" office:value-type="string" calcext:value-type="string">
            <text:p>cluster</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Use equivalent fractions as a strategy to add and subtract fractions.</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MATH.CONTENT.5.NF.B</text:p>
          </table:table-cell>
          <table:table-cell table:style-name="ce1" office:value-type="string" calcext:value-type="string">
            <text:p>cluster</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and division.</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the product (a/b) × q as a parts of a partition of q into b equal parts; equivalently, as the result of a sequence of operations a × q ÷ b.</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multiplication as scaling (resizing), by:</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unit fraction by a non-zero whole number, and compute such quotients.</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whole number by a unit fraction, and compute such quotients.</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MATH.CONTENT.5.MD.A</text:p>
          </table:table-cell>
          <table:table-cell table:style-name="ce1" office:value-type="string" calcext:value-type="string">
            <text:p>cluster</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like measurement units within a given measurement system.</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MATH.CONTENT.5.MD.B</text:p>
          </table:table-cell>
          <table:table-cell table:style-name="ce1" office:value-type="string" calcext:value-type="string">
            <text:p>cluster</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present and interpret data.</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MATH.CONTENT.5.MD.C</text:p>
          </table:table-cell>
          <table:table-cell table:style-name="ce1" office:value-type="string" calcext:value-type="string">
            <text:p>cluster</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Geometric measurement: understand concepts of volume.</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MATH.CONTENT.5.G.A</text:p>
          </table:table-cell>
          <table:table-cell table:style-name="ce1" office:value-type="string" calcext:value-type="string">
            <text:p>cluster</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Graph points on the coordinate plane to solve real-world and mathematical problem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MATH.CONTENT.5.G.B</text:p>
          </table:table-cell>
          <table:table-cell table:style-name="ce1" office:value-type="string" calcext:value-type="string">
            <text:p>cluster</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to categories based on their propertie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nderstand that attributes belonging to a category of two-dimensional figures also belong to all subcategories of that category.</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MATH.CONTENT.6.RP.A</text:p>
          </table:table-cell>
          <table:table-cell table:style-name="ce1" office:value-type="string" calcext:value-type="string">
            <text:p>cluster</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ratio concepts and use ratio reasoning to solve problems.</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ratio and use ratio language to describe a ratio relationship between two quantities.</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unit rate a/b associated with a ratio a:b with b ≠ 0, and use rate language in the context of a ratio relationship.</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Solve unit rate problems including those involving unit pricing and constant speed.</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MATH.CONTENT.6.NS.A</text:p>
          </table:table-cell>
          <table:table-cell table:style-name="ce1" office:value-type="string" calcext:value-type="string">
            <text:p>cluster</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Apply and extend previous understandings of multiplication and division to divide fractions by fractions.</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MATH.CONTENT.6.NS.B</text:p>
          </table:table-cell>
          <table:table-cell table:style-name="ce1" office:value-type="string" calcext:value-type="string">
            <text:p>cluster</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Compute fluently with multi-digit numbers and find common factors and multiples.</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MATH.CONTENT.6.NS.C</text:p>
          </table:table-cell>
          <table:table-cell table:style-name="ce1" office:value-type="string" calcext:value-type="string">
            <text:p>cluster</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Apply and extend previous understandings of numbers to the system of rational numbers.</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statements of inequality as statements about the relative position of two numbers on a number line diagram.</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Write, interpret, and explain statements of order for rational numbers in real-world contexts.</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Distinguish comparisons of absolute value from statements about order.</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MATH.CONTENT.6.EE.A</text:p>
          </table:table-cell>
          <table:table-cell table:style-name="ce1" office:value-type="string" calcext:value-type="string">
            <text:p>cluster</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and extend previous understandings of arithmetic to algebraic expressions.</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expressions that record operations with numbers and with letters standing for numbers.</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parts of an expression using mathematical terms (sum, term, product, factor, quotient, coefficient); view one or more parts of an expression as a single entity.</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the properties of operations to generate equivalent expressions.</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when two expressions are equivalent (i.e., when the two expressions name the same number regardless of which value is substituted into them).</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MATH.CONTENT.6.EE.B</text:p>
          </table:table-cell>
          <table:table-cell table:style-name="ce1" office:value-type="string" calcext:value-type="string">
            <text:p>cluster</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Reason about and solve one-variable equations and inequalities.</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MATH.CONTENT.6.EE.C</text:p>
          </table:table-cell>
          <table:table-cell table:style-name="ce1" office:value-type="string" calcext:value-type="string">
            <text:p>cluster</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Represent and analyze quantitative relationships between dependent and independent variables.</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MATH.CONTENT.6.G.A</text:p>
          </table:table-cell>
          <table:table-cell table:style-name="ce1" office:value-type="string" calcext:value-type="string">
            <text:p>cluster</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Solve real-world and mathematical problems involving area, surface area, and volume.</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MATH.CONTENT.6.SP.A</text:p>
          </table:table-cell>
          <table:table-cell table:style-name="ce1" office:value-type="string" calcext:value-type="string">
            <text:p>cluster</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velop understanding of statistical variability.</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a statistical question as one that anticipates variability in the data related to the question and accounts for it in the answers.</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MATH.CONTENT.6.SP.B</text:p>
          </table:table-cell>
          <table:table-cell table:style-name="ce1" office:value-type="string" calcext:value-type="string">
            <text:p>cluster</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and describe distributions.</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porting the number of observations.</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MATH.CONTENT.7.RP.A</text:p>
          </table:table-cell>
          <table:table-cell table:style-name="ce1" office:value-type="string" calcext:value-type="string">
            <text:p>cluster</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Analyze proportional relationships and use them to solve real-world and mathematical problems.</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Compute unit rates associated with ratios of fractions, including ratios of lengths, areas and other quantities measured in like or different units.</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present proportional relationships by equation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Use proportional relationships to solve multistep ratio and percent problems.</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MATH.CONTENT.7.NS.A</text:p>
          </table:table-cell>
          <table:table-cell table:style-name="ce1" office:value-type="string" calcext:value-type="string">
            <text:p>cluster</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operations with fractions.</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Describe situations in which opposite quantities combine to make 0.</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MATH.CONTENT.7.EE.A</text:p>
          </table:table-cell>
          <table:table-cell table:style-name="ce1" office:value-type="string" calcext:value-type="string">
            <text:p>cluster</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properties of operations to generate equivalent expressions.</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nderstand that rewriting an expression in different forms in a problem context can shed light on the problem and how the quantities in it are related.</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MATH.CONTENT.7.EE.B</text:p>
          </table:table-cell>
          <table:table-cell table:style-name="ce1" office:value-type="string" calcext:value-type="string">
            <text:p>cluster</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real-life and mathematical problems using numerical and algebraic expressions and equations.</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MATH.CONTENT.7.G.A</text:p>
          </table:table-cell>
          <table:table-cell table:style-name="ce1" office:value-type="string" calcext:value-type="string">
            <text:p>cluster</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construct, and describe geometrical figures and describe the relationships between them.</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MATH.CONTENT.7.G.B</text:p>
          </table:table-cell>
          <table:table-cell table:style-name="ce1" office:value-type="string" calcext:value-type="string">
            <text:p>cluster</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life and mathematical problems involving angle measure, area, surface area, and volume.</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MATH.CONTENT.7.SP.A</text:p>
          </table:table-cell>
          <table:table-cell table:style-name="ce1" office:value-type="string" calcext:value-type="string">
            <text:p>cluster</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random sampling to draw inferences about a population.</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MATH.CONTENT.7.SP.B</text:p>
          </table:table-cell>
          <table:table-cell table:style-name="ce1" office:value-type="string" calcext:value-type="string">
            <text:p>cluster</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raw informal comparative inferences about two populations.</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measures of center and measures of variability for numerical data from random samples to draw informal comparative inferences about two populations.</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MATH.CONTENT.7.SP.C</text:p>
          </table:table-cell>
          <table:table-cell table:style-name="ce1" office:value-type="string" calcext:value-type="string">
            <text:p>cluster</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vestigate chance processes and develop, use, and evaluate probability model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uniform probability model by assigning equal probability to all outcomes, and use the model to determine probabilities of events.</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which may not be uniform) by observing frequencies in data generated from a chance process.</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sign and use a simulation to generate frequencies for compound events.</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MATH.CONTENT.8.NS.A</text:p>
          </table:table-cell>
          <table:table-cell table:style-name="ce1" office:value-type="string" calcext:value-type="string">
            <text:p>cluster</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there are numbers that are not rational, and approximate them by rational numbers.</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MATH.CONTENT.8.EE.A</text:p>
          </table:table-cell>
          <table:table-cell table:style-name="ce1" office:value-type="string" calcext:value-type="string">
            <text:p>cluster</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Expressions and Equations Work with radicals and integer exponents.</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Know and apply the properties of integer exponents to generate equivalent numerical expressions.</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quare root and cube root symbols to represent solutions to equations of the form x² = p and x³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MATH.CONTENT.8.EE.B</text:p>
          </table:table-cell>
          <table:table-cell table:style-name="ce1" office:value-type="string" calcext:value-type="string">
            <text:p>cluster</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e connections between proportional relationships, lines, and linear equations.</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raph proportional relationships, interpreting the unit rate as the slope of the graph. Compare two different proportional relationships represented in different ways.</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MATH.CONTENT.8.EE.C</text:p>
          </table:table-cell>
          <table:table-cell table:style-name="ce1" office:value-type="string" calcext:value-type="string">
            <text:p>cluster</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linear equations and pairs of simultaneous linear equation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in one variable.</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systems of two linear equations in two variables algebraically, and estimate solutions by graphing the equations. Solve simple cases by inspection.</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real-world and mathematical problems leading to two linear equations in two variables.</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MATH.CONTENT.8.F.A</text:p>
          </table:table-cell>
          <table:table-cell table:style-name="ce1" office:value-type="string" calcext:value-type="string">
            <text:p>cluster</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fine, evaluate, and compare functions.</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Interpret the equation y = mx + b as defining a linear function, whose graph is a straight line; give examples of functions that are not linear.</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MATH.CONTENT.8.F.B</text:p>
          </table:table-cell>
          <table:table-cell table:style-name="ce1" office:value-type="string" calcext:value-type="string">
            <text:p>cluster</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se functions to model relationships between quantities.</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MATH.CONTENT.8.G.A</text:p>
          </table:table-cell>
          <table:table-cell table:style-name="ce1" office:value-type="string" calcext:value-type="string">
            <text:p>cluster</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congruence and similarity using physical models, transparencies, or geometry software.</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ngles are taken to angles of the same measure.</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Parallel lines are taken to parallel lines.</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MATH.CONTENT.8.G.B</text:p>
          </table:table-cell>
          <table:table-cell table:style-name="ce1" office:value-type="string" calcext:value-type="string">
            <text:p>cluster</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and apply the Pythagorean Theorem.</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MATH.CONTENT.8.G.C</text:p>
          </table:table-cell>
          <table:table-cell table:style-name="ce1" office:value-type="string" calcext:value-type="string">
            <text:p>cluster</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Solve real-world and mathematical problems involving volume of cylinders, cones, and sphere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MATH.CONTENT.8.SP.A</text:p>
          </table:table-cell>
          <table:table-cell table:style-name="ce1" office:value-type="string" calcext:value-type="string">
            <text:p>cluster</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Investigate patterns of association in bivariate data.</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se the equation of a linear model to solve problems in the context of bivariate measurement data, interpreting the slope and intercept.</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MATH.CONTENT.HSN.RN.A</text:p>
          </table:table-cell>
          <table:table-cell table:style-name="ce1" office:value-type="string" calcext:value-type="string">
            <text:p>cluster</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tend the properties of exponents to rational exponents.</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MATH.CONTENT.HSN.RN.B</text:p>
          </table:table-cell>
          <table:table-cell table:style-name="ce1" office:value-type="string" calcext:value-type="string">
            <text:p>cluster</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Use properties of rational and irrational numbers.</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MATH.CONTENT.HSN.Q.A</text:p>
          </table:table-cell>
          <table:table-cell table:style-name="ce1" office:value-type="string" calcext:value-type="string">
            <text:p>cluster</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Reason quantitatively and use units to solve problems.</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MATH.CONTENT.HSN.CN.A</text:p>
          </table:table-cell>
          <table:table-cell table:style-name="ce1" office:value-type="string" calcext:value-type="string">
            <text:p>cluster</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Perform arithmetic operations with complex numbers.</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Know there is a complex number i such that i² = -1, and every complex number has the form a + bi with a and b real.</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the relation i²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MATH.CONTENT.HSN.CN.B</text:p>
          </table:table-cell>
          <table:table-cell table:style-name="ce1" office:value-type="string" calcext:value-type="string">
            <text:p>cluster</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Represent complex numbers and their operations on the complex plane.</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addition, subtraction, multiplication, and conjugation of complex numbers geometrically on the complex plane; use properties of this representation for computation.</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MATH.CONTENT.HSN.CN.C</text:p>
          </table:table-cell>
          <table:table-cell table:style-name="ce1" office:value-type="string" calcext:value-type="string">
            <text:p>cluster</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complex numbers in polynomial identities and equations.</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Extend polynomial identities to the complex numbers.</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MATH.CONTENT.HSN.VM.A</text:p>
          </table:table-cell>
          <table:table-cell table:style-name="ce1" office:value-type="string" calcext:value-type="string">
            <text:p>cluster</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and model with vector quantities.</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MATH.CONTENT.HSN.VM.B</text:p>
          </table:table-cell>
          <table:table-cell table:style-name="ce1" office:value-type="string" calcext:value-type="string">
            <text:p>cluster</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Perform operations on vectors.</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and subtract vectors.</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by a scalar.</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scalar multiplication graphically by scaling vectors and possibly reversing their direction; perform scalar multiplication component-wise, e.g., as c(vᵢ, vⱼ) = (cvᵢ, cvⱼ).</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MATH.CONTENT.HSN.VM.C</text:p>
          </table:table-cell>
          <table:table-cell table:style-name="ce1" office:value-type="string" calcext:value-type="string">
            <text:p>cluster</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Perform operations on matrices and use matrices in applications.</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MATH.CONTENT.HSA.SSE.A</text:p>
          </table:table-cell>
          <table:table-cell table:style-name="ce1" office:value-type="string" calcext:value-type="string">
            <text:p>cluster</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the structure of expressions.</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complicated expressions by viewing one or more of their parts as a single entity.</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structure of an expression to identify ways to rewrite it.</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MATH.CONTENT.HSA.SSE.B</text:p>
          </table:table-cell>
          <table:table-cell table:style-name="ce1" office:value-type="string" calcext:value-type="string">
            <text:p>cluster</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Write expressions in equivalent forms to solve problems.</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Derive the formula for the sum of a finite geometric series (when the common ratio is not 1), and use the formula to solve problems.</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MATH.CONTENT.HSA.APR.A</text:p>
          </table:table-cell>
          <table:table-cell table:style-name="ce1" office:value-type="string" calcext:value-type="string">
            <text:p>cluster</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erform arithmetic operations on polynomials.</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MATH.CONTENT.HSA.APR.B</text:p>
          </table:table-cell>
          <table:table-cell table:style-name="ce1" office:value-type="string" calcext:value-type="string">
            <text:p>cluster</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e relationship between zeros and factors of polynomials.</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MATH.CONTENT.HSA.APR.C</text:p>
          </table:table-cell>
          <table:table-cell table:style-name="ce1" office:value-type="string" calcext:value-type="string">
            <text:p>cluster</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se polynomial identities to solve problems.</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rove polynomial identities and use them to describe numerical relationships.</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MATH.CONTENT.HSA.APR.D</text:p>
          </table:table-cell>
          <table:table-cell table:style-name="ce1" office:value-type="string" calcext:value-type="string">
            <text:p>cluster</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rational expressions.</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MATH.CONTENT.HSA.CED.A</text:p>
          </table:table-cell>
          <table:table-cell table:style-name="ce1" office:value-type="string" calcext:value-type="string">
            <text:p>cluster</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that describe numbers or relationships.</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present constraints by equations or inequalities, and by systems of equations and/or inequalities, and interpret solutions as viable or nonviable options in a modeling context.</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arrange formulas to highlight a quantity of interest, using the same reasoning as in solving equations.</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MATH.CONTENT.HSA.REI.A</text:p>
          </table:table-cell>
          <table:table-cell table:style-name="ce1" office:value-type="string" calcext:value-type="string">
            <text:p>cluster</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solving equations as a process of reasoning and explain the reasoning.</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MATH.CONTENT.HSA.REI.B</text:p>
          </table:table-cell>
          <table:table-cell table:style-name="ce1" office:value-type="string" calcext:value-type="string">
            <text:p>cluster</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equations and inequalities in one variable.</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in one variable.</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se the method of completing the square to transform any quadratic equation in x into an equation of the form (x - p)² = q that has the same solutions. Derive the quadratic formula from this form.</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by inspection (e.g., for x²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MATH.CONTENT.HSA.REI.C</text:p>
          </table:table-cell>
          <table:table-cell table:style-name="ce1" office:value-type="string" calcext:value-type="string">
            <text:p>cluster</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equations.</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a simple system consisting of a linear equation and a quadratic equation in two variables algebraically and graphically.</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MATH.CONTENT.HSA.REI.D</text:p>
          </table:table-cell>
          <table:table-cell table:style-name="ce1" office:value-type="string" calcext:value-type="string">
            <text:p>cluster</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Represent and solve equations and inequalities graphically.</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MATH.CONTENT.HSF.IF.A</text:p>
          </table:table-cell>
          <table:table-cell table:style-name="ce1" office:value-type="string" calcext:value-type="string">
            <text:p>cluster</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e concept of a function and use function notation.</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cognize that sequences are functions, sometimes defined recursively, whose domain is a subset of the integers.</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MATH.CONTENT.HSF.IF.B</text:p>
          </table:table-cell>
          <table:table-cell table:style-name="ce1" office:value-type="string" calcext:value-type="string">
            <text:p>cluster</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Interpret functions that arise in applications in terms of the context.</text:p>
          </table:table-cell>
          <table:table-cell table:number-columns-repeated="1016"/>
        </table:table-row>
        <table:table-row table:style-name="ro1">
          <table:table-cell table:style-name="ce1" office:value-type="float" office:value="510" calcext:value-type="float">
            <text:p>510</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511" calcext:value-type="float">
            <text:p>511</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late the domain of a function to its graph and, where applicable, to the quantitative relationship it describes.</text:p>
          </table:table-cell>
          <table:table-cell table:number-columns-repeated="1016"/>
        </table:table-row>
        <table:table-row table:style-name="ro1">
          <table:table-cell table:style-name="ce1" office:value-type="float" office:value="512" calcext:value-type="float">
            <text:p>512</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513" calcext:value-type="float">
            <text:p>513</text:p>
          </table:table-cell>
          <table:table-cell table:style-name="ce1" office:value-type="string" calcext:value-type="string">
            <text:p>CCSS.MATH.CONTENT.HSF.IF.C</text:p>
          </table:table-cell>
          <table:table-cell table:style-name="ce1" office:value-type="string" calcext:value-type="string">
            <text:p>cluster</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Analyze functions using different representations.</text:p>
          </table:table-cell>
          <table:table-cell table:number-columns-repeated="1016"/>
        </table:table-row>
        <table:table-row table:style-name="ro1">
          <table:table-cell table:style-name="ce1" office:value-type="float" office:value="514" calcext:value-type="float">
            <text:p>514</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515" calcext:value-type="float">
            <text:p>515</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516" calcext:value-type="float">
            <text:p>516</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517" calcext:value-type="float">
            <text:p>517</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518" calcext:value-type="float">
            <text:p>518</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519" calcext:value-type="float">
            <text:p>519</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520" calcext:value-type="float">
            <text:p>520</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521" calcext:value-type="float">
            <text:p>521</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522" calcext:value-type="float">
            <text:p>522</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perties of exponents to interpret expressions for exponential functions.</text:p>
          </table:table-cell>
          <table:table-cell table:number-columns-repeated="1016"/>
        </table:table-row>
        <table:table-row table:style-name="ro1">
          <table:table-cell table:style-name="ce1" office:value-type="float" office:value="523" calcext:value-type="float">
            <text:p>523</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524" calcext:value-type="float">
            <text:p>524</text:p>
          </table:table-cell>
          <table:table-cell table:style-name="ce1" office:value-type="string" calcext:value-type="string">
            <text:p>CCSS.MATH.CONTENT.HSF.BF.A</text:p>
          </table:table-cell>
          <table:table-cell table:style-name="ce1" office:value-type="string" calcext:value-type="string">
            <text:p>cluster</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Build a function that models a relationship between two quantities.</text:p>
          </table:table-cell>
          <table:table-cell table:number-columns-repeated="1016"/>
        </table:table-row>
        <table:table-row table:style-name="ro1">
          <table:table-cell table:style-name="ce1" office:value-type="float" office:value="525" calcext:value-type="float">
            <text:p>525</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526" calcext:value-type="float">
            <text:p>526</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527" calcext:value-type="float">
            <text:p>527</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Combine standard function types using arithmetic operations.</text:p>
          </table:table-cell>
          <table:table-cell table:number-columns-repeated="1016"/>
        </table:table-row>
        <table:table-row table:style-name="ro1">
          <table:table-cell table:style-name="ce1" office:value-type="float" office:value="528" calcext:value-type="float">
            <text:p>528</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Compose functions.</text:p>
          </table:table-cell>
          <table:table-cell table:number-columns-repeated="1016"/>
        </table:table-row>
        <table:table-row table:style-name="ro1">
          <table:table-cell table:style-name="ce1" office:value-type="float" office:value="529" calcext:value-type="float">
            <text:p>529</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530" calcext:value-type="float">
            <text:p>530</text:p>
          </table:table-cell>
          <table:table-cell table:style-name="ce1" office:value-type="string" calcext:value-type="string">
            <text:p>CCSS.MATH.CONTENT.HSF.BF.B</text:p>
          </table:table-cell>
          <table:table-cell table:style-name="ce1" office:value-type="string" calcext:value-type="string">
            <text:p>cluster</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Build new functions from existing functions.</text:p>
          </table:table-cell>
          <table:table-cell table:number-columns-repeated="1016"/>
        </table:table-row>
        <table:table-row table:style-name="ro1">
          <table:table-cell table:style-name="ce1" office:value-type="float" office:value="531" calcext:value-type="float">
            <text:p>531</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532" calcext:value-type="float">
            <text:p>532</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Find inverse functions.</text:p>
          </table:table-cell>
          <table:table-cell table:number-columns-repeated="1016"/>
        </table:table-row>
        <table:table-row table:style-name="ro1">
          <table:table-cell table:style-name="ce1" office:value-type="float" office:value="533" calcext:value-type="float">
            <text:p>533</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Solve an equation of the form f(x) = c for a simple function f that has an inverse and write an expression for the inverse.</text:p>
          </table:table-cell>
          <table:table-cell table:number-columns-repeated="1016"/>
        </table:table-row>
        <table:table-row table:style-name="ro1">
          <table:table-cell table:style-name="ce1" office:value-type="float" office:value="534" calcext:value-type="float">
            <text:p>534</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535" calcext:value-type="float">
            <text:p>535</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536" calcext:value-type="float">
            <text:p>536</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537" calcext:value-type="float">
            <text:p>537</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538" calcext:value-type="float">
            <text:p>538</text:p>
          </table:table-cell>
          <table:table-cell table:style-name="ce1" office:value-type="string" calcext:value-type="string">
            <text:p>CCSS.MATH.CONTENT.HSF.LE.A</text:p>
          </table:table-cell>
          <table:table-cell table:style-name="ce1" office:value-type="string" calcext:value-type="string">
            <text:p>cluster</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and compare linear, quadratic, and exponential models and solve problems.</text:p>
          </table:table-cell>
          <table:table-cell table:number-columns-repeated="1016"/>
        </table:table-row>
        <table:table-row table:style-name="ro1">
          <table:table-cell table:style-name="ce1" office:value-type="float" office:value="539" calcext:value-type="float">
            <text:p>539</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540" calcext:value-type="float">
            <text:p>540</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541" calcext:value-type="float">
            <text:p>541</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542" calcext:value-type="float">
            <text:p>542</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543" calcext:value-type="float">
            <text:p>543</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544" calcext:value-type="float">
            <text:p>544</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545" calcext:value-type="float">
            <text:p>545</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For exponential models, express as a logarithm the solution to abᶜᵗ = d where a, c, and d are numbers and the base b is 2, 10, or e; evaluate the logarithm using technology.</text:p>
          </table:table-cell>
          <table:table-cell table:number-columns-repeated="1016"/>
        </table:table-row>
        <table:table-row table:style-name="ro1">
          <table:table-cell table:style-name="ce1" office:value-type="float" office:value="546" calcext:value-type="float">
            <text:p>546</text:p>
          </table:table-cell>
          <table:table-cell table:style-name="ce1" office:value-type="string" calcext:value-type="string">
            <text:p>CCSS.MATH.CONTENT.HSF.LE.B</text:p>
          </table:table-cell>
          <table:table-cell table:style-name="ce1" office:value-type="string" calcext:value-type="string">
            <text:p>cluster</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expressions for functions in terms of the situation they model.</text:p>
          </table:table-cell>
          <table:table-cell table:number-columns-repeated="1016"/>
        </table:table-row>
        <table:table-row table:style-name="ro1">
          <table:table-cell table:style-name="ce1" office:value-type="float" office:value="547" calcext:value-type="float">
            <text:p>547</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548" calcext:value-type="float">
            <text:p>548</text:p>
          </table:table-cell>
          <table:table-cell table:style-name="ce1" office:value-type="string" calcext:value-type="string">
            <text:p>CCSS.MATH.CONTENT.HSF.TF.A</text:p>
          </table:table-cell>
          <table:table-cell table:style-name="ce1" office:value-type="string" calcext:value-type="string">
            <text:p>cluster</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tend the domain of trigonometric functions using the unit circle.</text:p>
          </table:table-cell>
          <table:table-cell table:number-columns-repeated="1016"/>
        </table:table-row>
        <table:table-row table:style-name="ro1">
          <table:table-cell table:style-name="ce1" office:value-type="float" office:value="549" calcext:value-type="float">
            <text:p>549</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550" calcext:value-type="float">
            <text:p>550</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551" calcext:value-type="float">
            <text:p>551</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552" calcext:value-type="float">
            <text:p>552</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553" calcext:value-type="float">
            <text:p>553</text:p>
          </table:table-cell>
          <table:table-cell table:style-name="ce1" office:value-type="string" calcext:value-type="string">
            <text:p>CCSS.MATH.CONTENT.HSF.TF.B</text:p>
          </table:table-cell>
          <table:table-cell table:style-name="ce1" office:value-type="string" calcext:value-type="string">
            <text:p>cluster</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Model periodic phenomena with trigonometric functions.</text:p>
          </table:table-cell>
          <table:table-cell table:number-columns-repeated="1016"/>
        </table:table-row>
        <table:table-row table:style-name="ro1">
          <table:table-cell table:style-name="ce1" office:value-type="float" office:value="554" calcext:value-type="float">
            <text:p>554</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555" calcext:value-type="float">
            <text:p>555</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556" calcext:value-type="float">
            <text:p>556</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557" calcext:value-type="float">
            <text:p>557</text:p>
          </table:table-cell>
          <table:table-cell table:style-name="ce1" office:value-type="string" calcext:value-type="string">
            <text:p>CCSS.MATH.CONTENT.HSF.TF.C</text:p>
          </table:table-cell>
          <table:table-cell table:style-name="ce1" office:value-type="string" calcext:value-type="string">
            <text:p>cluster</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and apply trigonometric identities.</text:p>
          </table:table-cell>
          <table:table-cell table:number-columns-repeated="1016"/>
        </table:table-row>
        <table:table-row table:style-name="ro1">
          <table:table-cell table:style-name="ce1" office:value-type="float" office:value="558" calcext:value-type="float">
            <text:p>558</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559" calcext:value-type="float">
            <text:p>559</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560" calcext:value-type="float">
            <text:p>560</text:p>
          </table:table-cell>
          <table:table-cell table:style-name="ce1" office:value-type="string" calcext:value-type="string">
            <text:p>CCSS.MATH.CONTENT.HSG.C.A</text:p>
          </table:table-cell>
          <table:table-cell table:style-name="ce1" office:value-type="string" calcext:value-type="string">
            <text:p>cluster</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Understand and apply theorems about circles</text:p>
          </table:table-cell>
          <table:table-cell table:number-columns-repeated="1016"/>
        </table:table-row>
        <table:table-row table:style-name="ro1">
          <table:table-cell table:style-name="ce1" office:value-type="float" office:value="561" calcext:value-type="float">
            <text:p>561</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Prove that all circles are similar.</text:p>
          </table:table-cell>
          <table:table-cell table:number-columns-repeated="1016"/>
        </table:table-row>
        <table:table-row table:style-name="ro1">
          <table:table-cell table:style-name="ce1" office:value-type="float" office:value="562" calcext:value-type="float">
            <text:p>562</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563" calcext:value-type="float">
            <text:p>563</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564" calcext:value-type="float">
            <text:p>564</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565" calcext:value-type="float">
            <text:p>565</text:p>
          </table:table-cell>
          <table:table-cell table:style-name="ce1" office:value-type="string" calcext:value-type="string">
            <text:p>CCSS.MATH.CONTENT.HSG.C.B</text:p>
          </table:table-cell>
          <table:table-cell table:style-name="ce1" office:value-type="string" calcext:value-type="string">
            <text:p>cluster</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Find arc lengths and areas of sectors of circles</text:p>
          </table:table-cell>
          <table:table-cell table:number-columns-repeated="1016"/>
        </table:table-row>
        <table:table-row table:style-name="ro1">
          <table:table-cell table:style-name="ce1" office:value-type="float" office:value="566" calcext:value-type="float">
            <text:p>566</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567" calcext:value-type="float">
            <text:p>567</text:p>
          </table:table-cell>
          <table:table-cell table:style-name="ce1" office:value-type="string" calcext:value-type="string">
            <text:p>CCSS.MATH.CONTENT.HSG.CO.A</text:p>
          </table:table-cell>
          <table:table-cell table:style-name="ce1" office:value-type="string" calcext:value-type="string">
            <text:p>cluster</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eriment with transformations in the plane</text:p>
          </table:table-cell>
          <table:table-cell table:number-columns-repeated="1016"/>
        </table:table-row>
        <table:table-row table:style-name="ro1">
          <table:table-cell table:style-name="ce1" office:value-type="float" office:value="568" calcext:value-type="float">
            <text:p>568</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569" calcext:value-type="float">
            <text:p>569</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570" calcext:value-type="float">
            <text:p>570</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571" calcext:value-type="float">
            <text:p>571</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572" calcext:value-type="float">
            <text:p>572</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573" calcext:value-type="float">
            <text:p>573</text:p>
          </table:table-cell>
          <table:table-cell table:style-name="ce1" office:value-type="string" calcext:value-type="string">
            <text:p>CCSS.MATH.CONTENT.HSG.CO.B</text:p>
          </table:table-cell>
          <table:table-cell table:style-name="ce1" office:value-type="string" calcext:value-type="string">
            <text:p>cluster</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nderstand congruence in terms of rigid motions</text:p>
          </table:table-cell>
          <table:table-cell table:number-columns-repeated="1016"/>
        </table:table-row>
        <table:table-row table:style-name="ro1">
          <table:table-cell table:style-name="ce1" office:value-type="float" office:value="574" calcext:value-type="float">
            <text:p>574</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575" calcext:value-type="float">
            <text:p>575</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576" calcext:value-type="float">
            <text:p>576</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577" calcext:value-type="float">
            <text:p>577</text:p>
          </table:table-cell>
          <table:table-cell table:style-name="ce1" office:value-type="string" calcext:value-type="string">
            <text:p>CCSS.MATH.CONTENT.HSG.CO.C</text:p>
          </table:table-cell>
          <table:table-cell table:style-name="ce1" office:value-type="string" calcext:value-type="string">
            <text:p>cluster</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geometric theorems</text:p>
          </table:table-cell>
          <table:table-cell table:number-columns-repeated="1016"/>
        </table:table-row>
        <table:table-row table:style-name="ro1">
          <table:table-cell table:style-name="ce1" office:value-type="float" office:value="578" calcext:value-type="float">
            <text:p>578</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579" calcext:value-type="float">
            <text:p>579</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580" calcext:value-type="float">
            <text:p>580</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581" calcext:value-type="float">
            <text:p>581</text:p>
          </table:table-cell>
          <table:table-cell table:style-name="ce1" office:value-type="string" calcext:value-type="string">
            <text:p>CCSS.MATH.CONTENT.HSG.CO.D</text:p>
          </table:table-cell>
          <table:table-cell table:style-name="ce1" office:value-type="string" calcext:value-type="string">
            <text:p>cluster</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geometric constructions</text:p>
          </table:table-cell>
          <table:table-cell table:number-columns-repeated="1016"/>
        </table:table-row>
        <table:table-row table:style-name="ro1">
          <table:table-cell table:style-name="ce1" office:value-type="float" office:value="582" calcext:value-type="float">
            <text:p>582</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583" calcext:value-type="float">
            <text:p>583</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584" calcext:value-type="float">
            <text:p>584</text:p>
          </table:table-cell>
          <table:table-cell table:style-name="ce1" office:value-type="string" calcext:value-type="string">
            <text:p>CCSS.MATH.CONTENT.HSG.SRT.A</text:p>
          </table:table-cell>
          <table:table-cell table:style-name="ce1" office:value-type="string" calcext:value-type="string">
            <text:p>cluster</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similarity in terms of similarity transformations</text:p>
          </table:table-cell>
          <table:table-cell table:number-columns-repeated="1016"/>
        </table:table-row>
        <table:table-row table:style-name="ro1">
          <table:table-cell table:style-name="ce1" office:value-type="float" office:value="585" calcext:value-type="float">
            <text:p>585</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586" calcext:value-type="float">
            <text:p>586</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587" calcext:value-type="float">
            <text:p>587</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588" calcext:value-type="float">
            <text:p>588</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589" calcext:value-type="float">
            <text:p>589</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590" calcext:value-type="float">
            <text:p>590</text:p>
          </table:table-cell>
          <table:table-cell table:style-name="ce1" office:value-type="string" calcext:value-type="string">
            <text:p>CCSS.MATH.CONTENT.HSG.SRT.B</text:p>
          </table:table-cell>
          <table:table-cell table:style-name="ce1" office:value-type="string" calcext:value-type="string">
            <text:p>cluster</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involving similarity</text:p>
          </table:table-cell>
          <table:table-cell table:number-columns-repeated="1016"/>
        </table:table-row>
        <table:table-row table:style-name="ro1">
          <table:table-cell table:style-name="ce1" office:value-type="float" office:value="591" calcext:value-type="float">
            <text:p>591</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592" calcext:value-type="float">
            <text:p>592</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593" calcext:value-type="float">
            <text:p>593</text:p>
          </table:table-cell>
          <table:table-cell table:style-name="ce1" office:value-type="string" calcext:value-type="string">
            <text:p>CCSS.MATH.CONTENT.HSG.SRT.C</text:p>
          </table:table-cell>
          <table:table-cell table:style-name="ce1" office:value-type="string" calcext:value-type="string">
            <text:p>cluster</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Define trigonometric ratios and solve problems involving right triangles</text:p>
          </table:table-cell>
          <table:table-cell table:number-columns-repeated="1016"/>
        </table:table-row>
        <table:table-row table:style-name="ro1">
          <table:table-cell table:style-name="ce1" office:value-type="float" office:value="594" calcext:value-type="float">
            <text:p>594</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595" calcext:value-type="float">
            <text:p>595</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596" calcext:value-type="float">
            <text:p>596</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597" calcext:value-type="float">
            <text:p>597</text:p>
          </table:table-cell>
          <table:table-cell table:style-name="ce1" office:value-type="string" calcext:value-type="string">
            <text:p>CCSS.MATH.CONTENT.HSG.SRT.D</text:p>
          </table:table-cell>
          <table:table-cell table:style-name="ce1" office:value-type="string" calcext:value-type="string">
            <text:p>cluster</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pply trigonometry to general triangles</text:p>
          </table:table-cell>
          <table:table-cell table:number-columns-repeated="1016"/>
        </table:table-row>
        <table:table-row table:style-name="ro1">
          <table:table-cell table:style-name="ce1" office:value-type="float" office:value="598" calcext:value-type="float">
            <text:p>598</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599" calcext:value-type="float">
            <text:p>599</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600" calcext:value-type="float">
            <text:p>600</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601" calcext:value-type="float">
            <text:p>601</text:p>
          </table:table-cell>
          <table:table-cell table:style-name="ce1" office:value-type="string" calcext:value-type="string">
            <text:p>CCSS.MATH.CONTENT.HSG.GPE.A</text:p>
          </table:table-cell>
          <table:table-cell table:style-name="ce1" office:value-type="string" calcext:value-type="string">
            <text:p>cluster</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Translate between the geometric description and the equation for a conic section</text:p>
          </table:table-cell>
          <table:table-cell table:number-columns-repeated="1016"/>
        </table:table-row>
        <table:table-row table:style-name="ro1">
          <table:table-cell table:style-name="ce1" office:value-type="float" office:value="602" calcext:value-type="float">
            <text:p>602</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603" calcext:value-type="float">
            <text:p>603</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604" calcext:value-type="float">
            <text:p>604</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605" calcext:value-type="float">
            <text:p>605</text:p>
          </table:table-cell>
          <table:table-cell table:style-name="ce1" office:value-type="string" calcext:value-type="string">
            <text:p>CCSS.MATH.CONTENT.HSG.GPE.B</text:p>
          </table:table-cell>
          <table:table-cell table:style-name="ce1" office:value-type="string" calcext:value-type="string">
            <text:p>cluster</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606" calcext:value-type="float">
            <text:p>606</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607" calcext:value-type="float">
            <text:p>607</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608" calcext:value-type="float">
            <text:p>608</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609" calcext:value-type="float">
            <text:p>609</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610" calcext:value-type="float">
            <text:p>610</text:p>
          </table:table-cell>
          <table:table-cell table:style-name="ce1" office:value-type="string" calcext:value-type="string">
            <text:p>CCSS.MATH.CONTENT.HSG.GMD.A</text:p>
          </table:table-cell>
          <table:table-cell table:style-name="ce1" office:value-type="string" calcext:value-type="string">
            <text:p>cluster</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Explain volume formulas and use them to solve problems</text:p>
          </table:table-cell>
          <table:table-cell table:number-columns-repeated="1016"/>
        </table:table-row>
        <table:table-row table:style-name="ro1">
          <table:table-cell table:style-name="ce1" office:value-type="float" office:value="611" calcext:value-type="float">
            <text:p>611</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612" calcext:value-type="float">
            <text:p>612</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613" calcext:value-type="float">
            <text:p>613</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614" calcext:value-type="float">
            <text:p>614</text:p>
          </table:table-cell>
          <table:table-cell table:style-name="ce1" office:value-type="string" calcext:value-type="string">
            <text:p>CCSS.MATH.CONTENT.HSG.GMD.B</text:p>
          </table:table-cell>
          <table:table-cell table:style-name="ce1" office:value-type="string" calcext:value-type="string">
            <text:p>cluster</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Visualize relationships between two-dimensional and three-dimensional objects</text:p>
          </table:table-cell>
          <table:table-cell table:number-columns-repeated="1016"/>
        </table:table-row>
        <table:table-row table:style-name="ro1">
          <table:table-cell table:style-name="ce1" office:value-type="float" office:value="615" calcext:value-type="float">
            <text:p>615</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616" calcext:value-type="float">
            <text:p>616</text:p>
          </table:table-cell>
          <table:table-cell table:style-name="ce1" office:value-type="string" calcext:value-type="string">
            <text:p>CCSS.MATH.CONTENT.HSG.MG.A</text:p>
          </table:table-cell>
          <table:table-cell table:style-name="ce1" office:value-type="string" calcext:value-type="string">
            <text:p>cluster</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concepts in modeling situations</text:p>
          </table:table-cell>
          <table:table-cell table:number-columns-repeated="1016"/>
        </table:table-row>
        <table:table-row table:style-name="ro1">
          <table:table-cell table:style-name="ce1" office:value-type="float" office:value="617" calcext:value-type="float">
            <text:p>617</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618" calcext:value-type="float">
            <text:p>618</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619" calcext:value-type="float">
            <text:p>619</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620" calcext:value-type="float">
            <text:p>620</text:p>
          </table:table-cell>
          <table:table-cell table:style-name="ce1" office:value-type="string" calcext:value-type="string">
            <text:p>CCSS.MATH.CONTENT.HSS.ID.A</text:p>
          </table:table-cell>
          <table:table-cell table:style-name="ce1" office:value-type="string" calcext:value-type="string">
            <text:p>cluster</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represent, and interpret data on a single count or measurement variable</text:p>
          </table:table-cell>
          <table:table-cell table:number-columns-repeated="1016"/>
        </table:table-row>
        <table:table-row table:style-name="ro1">
          <table:table-cell table:style-name="ce1" office:value-type="float" office:value="621" calcext:value-type="float">
            <text:p>621</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622" calcext:value-type="float">
            <text:p>622</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623" calcext:value-type="float">
            <text:p>623</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624" calcext:value-type="float">
            <text:p>624</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625" calcext:value-type="float">
            <text:p>625</text:p>
          </table:table-cell>
          <table:table-cell table:style-name="ce1" office:value-type="string" calcext:value-type="string">
            <text:p>CCSS.MATH.CONTENT.HSS.ID.B</text:p>
          </table:table-cell>
          <table:table-cell table:style-name="ce1" office:value-type="string" calcext:value-type="string">
            <text:p>cluster</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represent, and interpret data on two categorical and quantitative variables</text:p>
          </table:table-cell>
          <table:table-cell table:number-columns-repeated="1016"/>
        </table:table-row>
        <table:table-row table:style-name="ro1">
          <table:table-cell table:style-name="ce1" office:value-type="float" office:value="626" calcext:value-type="float">
            <text:p>626</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627" calcext:value-type="float">
            <text:p>627</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628" calcext:value-type="float">
            <text:p>628</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629" calcext:value-type="float">
            <text:p>629</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630" calcext:value-type="float">
            <text:p>630</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631" calcext:value-type="float">
            <text:p>631</text:p>
          </table:table-cell>
          <table:table-cell table:style-name="ce1" office:value-type="string" calcext:value-type="string">
            <text:p>CCSS.MATH.CONTENT.HSS.ID.C</text:p>
          </table:table-cell>
          <table:table-cell table:style-name="ce1" office:value-type="string" calcext:value-type="string">
            <text:p>cluster</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linear models</text:p>
          </table:table-cell>
          <table:table-cell table:number-columns-repeated="1016"/>
        </table:table-row>
        <table:table-row table:style-name="ro1">
          <table:table-cell table:style-name="ce1" office:value-type="float" office:value="632" calcext:value-type="float">
            <text:p>632</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633" calcext:value-type="float">
            <text:p>633</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634" calcext:value-type="float">
            <text:p>634</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Distinguish between correlation and causation.</text:p>
          </table:table-cell>
          <table:table-cell table:number-columns-repeated="1016"/>
        </table:table-row>
        <table:table-row table:style-name="ro1">
          <table:table-cell table:style-name="ce1" office:value-type="float" office:value="635" calcext:value-type="float">
            <text:p>635</text:p>
          </table:table-cell>
          <table:table-cell table:style-name="ce1" office:value-type="string" calcext:value-type="string">
            <text:p>CCSS.MATH.CONTENT.HSS.IC.A</text:p>
          </table:table-cell>
          <table:table-cell table:style-name="ce1" office:value-type="string" calcext:value-type="string">
            <text:p>cluster</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and evaluate random processes underlying statistical experiments</text:p>
          </table:table-cell>
          <table:table-cell table:number-columns-repeated="1016"/>
        </table:table-row>
        <table:table-row table:style-name="ro1">
          <table:table-cell table:style-name="ce1" office:value-type="float" office:value="636" calcext:value-type="float">
            <text:p>636</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637" calcext:value-type="float">
            <text:p>637</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Decide if a specified model is consistent with results from a given data-generating process, e.g., using simulation.</text:p>
          </table:table-cell>
          <table:table-cell table:number-columns-repeated="1016"/>
        </table:table-row>
        <table:table-row table:style-name="ro1">
          <table:table-cell table:style-name="ce1" office:value-type="float" office:value="638" calcext:value-type="float">
            <text:p>638</text:p>
          </table:table-cell>
          <table:table-cell table:style-name="ce1" office:value-type="string" calcext:value-type="string">
            <text:p>CCSS.MATH.CONTENT.HSS.IC.B</text:p>
          </table:table-cell>
          <table:table-cell table:style-name="ce1" office:value-type="string" calcext:value-type="string">
            <text:p>cluster</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Make inferences and justify conclusions from sample surveys, experiments, and observational studies</text:p>
          </table:table-cell>
          <table:table-cell table:number-columns-repeated="1016"/>
        </table:table-row>
        <table:table-row table:style-name="ro1">
          <table:table-cell table:style-name="ce1" office:value-type="float" office:value="639" calcext:value-type="float">
            <text:p>639</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640" calcext:value-type="float">
            <text:p>640</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641" calcext:value-type="float">
            <text:p>641</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642" calcext:value-type="float">
            <text:p>642</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Evaluate reports based on data.</text:p>
          </table:table-cell>
          <table:table-cell table:number-columns-repeated="1016"/>
        </table:table-row>
        <table:table-row table:style-name="ro1">
          <table:table-cell table:style-name="ce1" office:value-type="float" office:value="643" calcext:value-type="float">
            <text:p>643</text:p>
          </table:table-cell>
          <table:table-cell table:style-name="ce1" office:value-type="string" calcext:value-type="string">
            <text:p>CCSS.MATH.CONTENT.HSS.CP.A</text:p>
          </table:table-cell>
          <table:table-cell table:style-name="ce1" office:value-type="string" calcext:value-type="string">
            <text:p>cluster</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independence and conditional probability and use them to interpret data</text:p>
          </table:table-cell>
          <table:table-cell table:number-columns-repeated="1016"/>
        </table:table-row>
        <table:table-row table:style-name="ro1">
          <table:table-cell table:style-name="ce1" office:value-type="float" office:value="644" calcext:value-type="float">
            <text:p>644</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645" calcext:value-type="float">
            <text:p>645</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646" calcext:value-type="float">
            <text:p>646</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647" calcext:value-type="float">
            <text:p>647</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text:p>
          </table:table-cell>
          <table:table-cell table:number-columns-repeated="1016"/>
        </table:table-row>
        <table:table-row table:style-name="ro1">
          <table:table-cell table:style-name="ce1" office:value-type="float" office:value="648" calcext:value-type="float">
            <text:p>648</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Recognize and explain the concepts of conditional probability and independence in everyday language and everyday situations.</text:p>
          </table:table-cell>
          <table:table-cell table:number-columns-repeated="1016"/>
        </table:table-row>
        <table:table-row table:style-name="ro1">
          <table:table-cell table:style-name="ce1" office:value-type="float" office:value="649" calcext:value-type="float">
            <text:p>649</text:p>
          </table:table-cell>
          <table:table-cell table:style-name="ce1" office:value-type="string" calcext:value-type="string">
            <text:p>CCSS.MATH.CONTENT.HSS.CP.B</text:p>
          </table:table-cell>
          <table:table-cell table:style-name="ce1" office:value-type="string" calcext:value-type="string">
            <text:p>cluster</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se the rules of probability to compute probabilities of compound events.</text:p>
          </table:table-cell>
          <table:table-cell table:number-columns-repeated="1016"/>
        </table:table-row>
        <table:table-row table:style-name="ro1">
          <table:table-cell table:style-name="ce1" office:value-type="float" office:value="650" calcext:value-type="float">
            <text:p>650</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651" calcext:value-type="float">
            <text:p>651</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652" calcext:value-type="float">
            <text:p>652</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653" calcext:value-type="float">
            <text:p>653</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654" calcext:value-type="float">
            <text:p>654</text:p>
          </table:table-cell>
          <table:table-cell table:style-name="ce1" office:value-type="string" calcext:value-type="string">
            <text:p>CCSS.MATH.CONTENT.HSS.MD.A</text:p>
          </table:table-cell>
          <table:table-cell table:style-name="ce1" office:value-type="string" calcext:value-type="string">
            <text:p>cluster</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Calculate expected values and use them to solve problems</text:p>
          </table:table-cell>
          <table:table-cell table:number-columns-repeated="1016"/>
        </table:table-row>
        <table:table-row table:style-name="ro1">
          <table:table-cell table:style-name="ce1" office:value-type="float" office:value="655" calcext:value-type="float">
            <text:p>655</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656" calcext:value-type="float">
            <text:p>656</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657" calcext:value-type="float">
            <text:p>657</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theoretical probabilities can be calculated; find the expected value.</text:p>
          </table:table-cell>
          <table:table-cell table:number-columns-repeated="1016"/>
        </table:table-row>
        <table:table-row table:style-name="ro1">
          <table:table-cell table:style-name="ce1" office:value-type="float" office:value="658" calcext:value-type="float">
            <text:p>658</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probabilities are assigned empirically; find the expected value.</text:p>
          </table:table-cell>
          <table:table-cell table:number-columns-repeated="1016"/>
        </table:table-row>
        <table:table-row table:style-name="ro1">
          <table:table-cell table:style-name="ce1" office:value-type="float" office:value="659" calcext:value-type="float">
            <text:p>659</text:p>
          </table:table-cell>
          <table:table-cell table:style-name="ce1" office:value-type="string" calcext:value-type="string">
            <text:p>CCSS.MATH.CONTENT.HSS.MD.B</text:p>
          </table:table-cell>
          <table:table-cell table:style-name="ce1" office:value-type="string" calcext:value-type="string">
            <text:p>cluster</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Use probability to evaluate outcomes of decisions</text:p>
          </table:table-cell>
          <table:table-cell table:number-columns-repeated="1016"/>
        </table:table-row>
        <table:table-row table:style-name="ro1">
          <table:table-cell table:style-name="ce1" office:value-type="float" office:value="660" calcext:value-type="float">
            <text:p>660</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661" calcext:value-type="float">
            <text:p>661</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Find the expected payoff for a game of chance.</text:p>
          </table:table-cell>
          <table:table-cell table:number-columns-repeated="1016"/>
        </table:table-row>
        <table:table-row table:style-name="ro1">
          <table:table-cell table:style-name="ce1" office:value-type="float" office:value="662" calcext:value-type="float">
            <text:p>662</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Evaluate and compare strategies on the basis of expected values.</text:p>
          </table:table-cell>
          <table:table-cell table:number-columns-repeated="1016"/>
        </table:table-row>
        <table:table-row table:style-name="ro1">
          <table:table-cell table:style-name="ce1" office:value-type="float" office:value="663" calcext:value-type="float">
            <text:p>663</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664" calcext:value-type="float">
            <text:p>664</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2" table:number-rows-repeated="10479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320" meta:object-count="0"/>
    <meta:generator>LibreOfficeDev/6.0.5.2$Linux_X86_64 LibreOffice_project/</meta:generator>
  </office:meta>
</office:document-meta>
</file>